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684cm" table:align="left"/>
    </style:style>
    <style:style style:name="Table1.A" style:family="table-column">
      <style:table-column-properties style:column-width="3.099cm"/>
    </style:style>
    <style:style style:name="Table1.B" style:family="table-column">
      <style:table-column-properties style:column-width="6.198cm"/>
    </style:style>
    <style:style style:name="Table1.C" style:family="table-column">
      <style:table-column-properties style:column-width="6.011cm"/>
    </style:style>
    <style:style style:name="Table1.D" style:family="table-column">
      <style:table-column-properties style:column-width="5.99cm"/>
    </style:style>
    <style:style style:name="Table1.E" style:family="table-column">
      <style:table-column-properties style:column-width="1.304cm"/>
    </style:style>
    <style:style style:name="Table1.F" style:family="table-column">
      <style:table-column-properties style:column-width="1.494cm"/>
    </style:style>
    <style:style style:name="Table1.G" style:family="table-column">
      <style:table-column-properties style:column-width="1.588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>
        <style:tab-stops>
          <style:tab-stop style:position="5.99cm"/>
        </style:tab-stops>
      </style:paragraph-properties>
      <style:text-properties officeooo:rsid="00031a0c" officeooo:paragraph-rsid="000655d0"/>
    </style:style>
    <style:style style:name="P2" style:family="paragraph" style:parent-style-name="Text_20_body">
      <style:text-properties officeooo:rsid="00031a0c" officeooo:paragraph-rsid="00031a0c"/>
    </style:style>
    <style:style style:name="P3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14pt" officeooo:rsid="00031a0c" officeooo:paragraph-rsid="0012c78c" style:font-size-asian="14pt" style:font-size-complex="14pt"/>
    </style:style>
    <style:style style:name="P4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14pt" officeooo:rsid="00031a0c" officeooo:paragraph-rsid="00401c7d" style:font-size-asian="14pt" style:font-size-complex="14pt"/>
    </style:style>
    <style:style style:name="P5" style:family="paragraph" style:parent-style-name="Text_20_body">
      <style:paragraph-properties>
        <style:tab-stops>
          <style:tab-stop style:position="5.195cm"/>
        </style:tab-stops>
      </style:paragraph-properties>
      <style:text-properties fo:font-size="8pt" officeooo:rsid="00031a0c" officeooo:paragraph-rsid="000655d0" style:font-size-asian="7pt" style:font-size-complex="8pt"/>
    </style:style>
    <style:style style:name="P6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8pt" officeooo:rsid="00031a0c" officeooo:paragraph-rsid="000655d0" style:font-size-asian="7pt" style:font-size-complex="8pt"/>
    </style:style>
    <style:style style:name="P7" style:family="paragraph" style:parent-style-name="Text_20_body">
      <style:text-properties officeooo:rsid="000979ac" officeooo:paragraph-rsid="000979ac"/>
    </style:style>
    <style:style style:name="P8" style:family="paragraph" style:parent-style-name="Text_20_body">
      <style:text-properties officeooo:rsid="000c3992" officeooo:paragraph-rsid="000cf10e"/>
    </style:style>
    <style:style style:name="P9" style:family="paragraph" style:parent-style-name="Text_20_body">
      <style:text-properties officeooo:rsid="002c66ba" officeooo:paragraph-rsid="002c66ba"/>
    </style:style>
    <style:style style:name="P10" style:family="paragraph" style:parent-style-name="Text_20_body">
      <style:text-properties officeooo:rsid="002c9b3c" officeooo:paragraph-rsid="002c9b3c"/>
    </style:style>
    <style:style style:name="P11" style:family="paragraph" style:parent-style-name="Table_20_Contents">
      <style:text-properties fo:font-size="8pt" fo:font-weight="bold" officeooo:rsid="00070ff6" officeooo:paragraph-rsid="00070ff6" style:font-size-asian="8pt" style:font-weight-asian="bold" style:font-size-complex="8pt" style:font-weight-complex="bold"/>
    </style:style>
    <style:style style:name="P12" style:family="paragraph" style:parent-style-name="Table_20_Contents">
      <style:text-properties fo:font-size="8pt" fo:font-weight="bold" officeooo:rsid="0008978c" officeooo:paragraph-rsid="0008978c" style:font-size-asian="8pt" style:font-weight-asian="bold" style:font-size-complex="8pt" style:font-weight-complex="bold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officeooo:rsid="0008978c" officeooo:paragraph-rsid="0008978c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officeooo:rsid="0008978c" officeooo:paragraph-rsid="0014fcfe" style:font-size-asian="8pt" style:font-size-complex="8pt"/>
    </style:style>
    <style:style style:name="P16" style:family="paragraph" style:parent-style-name="Table_20_Contents">
      <style:text-properties fo:font-size="8pt" officeooo:rsid="0008978c" officeooo:paragraph-rsid="00116333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08df12" officeooo:paragraph-rsid="0008df12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9" style:family="paragraph" style:parent-style-name="Table_20_Contents">
      <style:text-properties fo:font-size="8pt" officeooo:rsid="00070ff6" officeooo:paragraph-rsid="0014fcfe" style:font-size-asian="8pt" style:font-size-complex="8pt"/>
    </style:style>
    <style:style style:name="P20" style:family="paragraph" style:parent-style-name="Table_20_Contents">
      <style:text-properties fo:font-size="8pt" officeooo:rsid="0014fcfe" officeooo:paragraph-rsid="0014fcfe" style:font-size-asian="8pt" style:font-size-complex="8pt"/>
    </style:style>
    <style:style style:name="P21" style:family="paragraph" style:parent-style-name="Table_20_Contents">
      <style:text-properties fo:font-size="8pt" officeooo:rsid="0014fcfe" officeooo:paragraph-rsid="0008978c" style:font-size-asian="8pt" style:font-size-complex="8pt"/>
    </style:style>
    <style:style style:name="P22" style:family="paragraph" style:parent-style-name="Table_20_Contents">
      <style:text-properties fo:font-size="8pt" officeooo:rsid="001519ee" officeooo:paragraph-rsid="001519ee" style:font-size-asian="8pt" style:font-size-complex="8pt"/>
    </style:style>
    <style:style style:name="P23" style:family="paragraph" style:parent-style-name="Table_20_Contents">
      <style:text-properties fo:font-size="8pt" officeooo:rsid="001a160d" officeooo:paragraph-rsid="001a160d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font-size="8pt" officeooo:rsid="001a160d" officeooo:paragraph-rsid="001a160d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fo:font-size="8pt" officeooo:rsid="001a160d" officeooo:paragraph-rsid="0025303b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fo:font-size="8pt" officeooo:rsid="001a160d" officeooo:paragraph-rsid="003e203a" style:font-size-asian="8pt" style:font-size-complex="8pt"/>
    </style:style>
    <style:style style:name="P27" style:family="paragraph" style:parent-style-name="Table_20_Contents">
      <style:text-properties fo:font-size="8pt" officeooo:rsid="001a160d" officeooo:paragraph-rsid="0021078f" style:font-size-asian="8pt" style:font-size-complex="8pt"/>
    </style:style>
    <style:style style:name="P28" style:family="paragraph" style:parent-style-name="Table_20_Contents">
      <style:text-properties fo:font-size="8pt" officeooo:rsid="00207780" officeooo:paragraph-rsid="00207780" style:font-size-asian="8pt" style:font-size-complex="8pt"/>
    </style:style>
    <style:style style:name="P29" style:family="paragraph" style:parent-style-name="Table_20_Contents">
      <style:text-properties fo:font-size="8pt" officeooo:paragraph-rsid="00207780" style:font-size-asian="8pt" style:font-size-complex="8pt"/>
    </style:style>
    <style:style style:name="P30" style:family="paragraph" style:parent-style-name="Table_20_Contents">
      <style:text-properties fo:font-size="8pt" officeooo:rsid="0021078f" officeooo:paragraph-rsid="0021078f" style:font-size-asian="8pt" style:font-size-complex="8pt"/>
    </style:style>
    <style:style style:name="P31" style:family="paragraph" style:parent-style-name="Table_20_Contents">
      <style:text-properties fo:font-size="8pt" officeooo:rsid="002415ff" officeooo:paragraph-rsid="002415ff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fo:font-size="8pt" officeooo:rsid="0025303b" officeooo:paragraph-rsid="0025303b" style:font-size-asian="8pt" style:font-size-complex="8pt"/>
    </style:style>
    <style:style style:name="P33" style:family="paragraph" style:parent-style-name="Table_20_Contents">
      <style:text-properties fo:font-size="8pt" officeooo:rsid="0025303b" officeooo:paragraph-rsid="0025303b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fo:font-size="8pt" officeooo:rsid="003cb8b4" officeooo:paragraph-rsid="003cb8b4" style:font-size-asian="8pt" style:font-size-complex="8pt"/>
    </style:style>
    <style:style style:name="P35" style:family="paragraph" style:parent-style-name="Table_20_Contents">
      <style:text-properties fo:font-size="8pt" officeooo:rsid="00401c7d" officeooo:paragraph-rsid="00401c7d" style:font-size-asian="8pt" style:font-size-complex="8pt"/>
    </style:style>
    <style:style style:name="P36" style:family="paragraph" style:parent-style-name="Table_20_Contents">
      <style:text-properties officeooo:rsid="0008978c" officeooo:paragraph-rsid="0008978c"/>
    </style:style>
    <style:style style:name="P37" style:family="paragraph" style:parent-style-name="Text_20_body">
      <style:paragraph-properties fo:break-before="page"/>
      <style:text-properties officeooo:rsid="000a4ba5" officeooo:paragraph-rsid="000a4ba5"/>
    </style:style>
    <style:style style:name="P38" style:family="paragraph" style:parent-style-name="Title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031a0c" officeooo:paragraph-rsid="00031a0c"/>
    </style:style>
    <style:style style:name="P39" style:family="paragraph" style:parent-style-name="Heading_20_3">
      <style:paragraph-properties fo:break-before="page"/>
    </style:style>
    <style:style style:name="P40" style:family="paragraph" style:parent-style-name="Table_20_Contents">
      <style:text-properties fo:font-size="8pt" officeooo:rsid="00429131" officeooo:paragraph-rsid="00429131" style:font-size-asian="8pt" style:font-size-complex="8pt"/>
    </style:style>
    <style:style style:name="P41" style:family="paragraph" style:parent-style-name="Text_20_body" style:list-style-name="L1"/>
    <style:style style:name="P42" style:family="paragraph" style:parent-style-name="Text_20_body" style:list-style-name="L2">
      <style:text-properties officeooo:rsid="00266724" officeooo:paragraph-rsid="00266724"/>
    </style:style>
    <style:style style:name="P43" style:family="paragraph" style:parent-style-name="Text_20_body" style:list-style-name="L2">
      <style:text-properties officeooo:rsid="00266724" officeooo:paragraph-rsid="002f721d"/>
    </style:style>
    <style:style style:name="P44" style:family="paragraph" style:parent-style-name="Text_20_body" style:list-style-name="L2">
      <style:text-properties officeooo:rsid="00266724" officeooo:paragraph-rsid="0036370a"/>
    </style:style>
    <style:style style:name="P45" style:family="paragraph" style:parent-style-name="Text_20_body" style:list-style-name="L2">
      <style:text-properties officeooo:rsid="0039e3ad" officeooo:paragraph-rsid="0039e3ad"/>
    </style:style>
    <style:style style:name="P46" style:family="paragraph" style:parent-style-name="Text_20_body" style:list-style-name="L3">
      <style:text-properties officeooo:rsid="0026f5aa" officeooo:paragraph-rsid="0036370a"/>
    </style:style>
    <style:style style:name="P47" style:family="paragraph" style:parent-style-name="Text_20_body" style:list-style-name="L3">
      <style:text-properties officeooo:rsid="0026f5aa" officeooo:paragraph-rsid="0026f5aa"/>
    </style:style>
    <style:style style:name="P48" style:family="paragraph" style:parent-style-name="Text_20_body" style:list-style-name="L3">
      <style:text-properties officeooo:rsid="0028e7c7" officeooo:paragraph-rsid="0028e7c7"/>
    </style:style>
    <style:style style:name="P49" style:family="paragraph" style:parent-style-name="Text_20_body" style:list-style-name="L3">
      <style:text-properties officeooo:rsid="0030b1a5" officeooo:paragraph-rsid="0030b1a5"/>
    </style:style>
    <style:style style:name="P50" style:family="paragraph" style:parent-style-name="Text_20_body" style:list-style-name="L4">
      <style:text-properties officeooo:rsid="0008a33a" officeooo:paragraph-rsid="0008df12"/>
    </style:style>
    <style:style style:name="P51" style:family="paragraph" style:parent-style-name="Text_20_body" style:list-style-name="L4">
      <style:text-properties officeooo:rsid="0008a33a" officeooo:paragraph-rsid="000bb249"/>
    </style:style>
    <style:style style:name="P52" style:family="paragraph" style:parent-style-name="Text_20_body" style:list-style-name="L4">
      <style:text-properties officeooo:rsid="000bb249" officeooo:paragraph-rsid="000bb249"/>
    </style:style>
    <style:style style:name="T1" style:family="text">
      <style:text-properties officeooo:rsid="000655d0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4fcfe" style:font-size-asian="8pt" style:font-size-complex="8pt"/>
    </style:style>
    <style:style style:name="T4" style:family="text">
      <style:text-properties officeooo:rsid="0008df12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655d0" style:font-size-asian="14pt" style:font-size-complex="14pt"/>
    </style:style>
    <style:style style:name="T7" style:family="text">
      <style:text-properties fo:font-size="14pt" officeooo:rsid="0016f760" style:font-size-asian="14pt" style:font-size-complex="14pt"/>
    </style:style>
    <style:style style:name="T8" style:family="text">
      <style:text-properties officeooo:rsid="000bb249"/>
    </style:style>
    <style:style style:name="T9" style:family="text">
      <style:text-properties officeooo:rsid="000d775d"/>
    </style:style>
    <style:style style:name="T10" style:family="text">
      <style:text-properties officeooo:rsid="0014fcfe"/>
    </style:style>
    <style:style style:name="T11" style:family="text">
      <style:text-properties officeooo:rsid="001519ee"/>
    </style:style>
    <style:style style:name="T12" style:family="text">
      <style:text-properties officeooo:rsid="001a160d"/>
    </style:style>
    <style:style style:name="T13" style:family="text">
      <style:text-properties officeooo:rsid="001b2547"/>
    </style:style>
    <style:style style:name="T14" style:family="text">
      <style:text-properties officeooo:rsid="00207780"/>
    </style:style>
    <style:style style:name="T15" style:family="text">
      <style:text-properties officeooo:rsid="0021078f"/>
    </style:style>
    <style:style style:name="T16" style:family="text">
      <style:text-properties officeooo:rsid="00221b66"/>
    </style:style>
    <style:style style:name="T17" style:family="text">
      <style:text-properties officeooo:rsid="002415ff"/>
    </style:style>
    <style:style style:name="T18" style:family="text">
      <style:text-properties officeooo:rsid="0025303b"/>
    </style:style>
    <style:style style:name="T19" style:family="text">
      <style:text-properties officeooo:rsid="0026f5aa"/>
    </style:style>
    <style:style style:name="T20" style:family="text">
      <style:text-properties officeooo:rsid="002ab91c"/>
    </style:style>
    <style:style style:name="T21" style:family="text">
      <style:text-properties officeooo:rsid="002c2de3"/>
    </style:style>
    <style:style style:name="T22" style:family="text">
      <style:text-properties officeooo:rsid="002c9b3c"/>
    </style:style>
    <style:style style:name="T23" style:family="text">
      <style:text-properties officeooo:rsid="002d412c"/>
    </style:style>
    <style:style style:name="T24" style:family="text">
      <style:text-properties officeooo:rsid="002f721d"/>
    </style:style>
    <style:style style:name="T25" style:family="text">
      <style:text-properties officeooo:rsid="0030b1a5"/>
    </style:style>
    <style:style style:name="T26" style:family="text">
      <style:text-properties officeooo:rsid="0036370a"/>
    </style:style>
    <style:style style:name="T27" style:family="text">
      <style:text-properties officeooo:rsid="000c3992"/>
    </style:style>
    <style:style style:name="T28" style:family="text">
      <style:text-properties officeooo:rsid="003cb8b4"/>
    </style:style>
    <style:style style:name="T29" style:family="text">
      <style:text-properties officeooo:rsid="00418767"/>
    </style:style>
    <style:style style:name="T30" style:family="text">
      <style:text-properties officeooo:rsid="0042fe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Oxford Hackspace Risk Assessment</text:p>
      <text:p text:style-name="P5"/>
      <text:p text:style-name="P3">Equipment / activity:<text:tab/><text:span text:style-name="T1">JAS Silvertail A0 Laser Cutter</text:span></text:p>
      <text:p text:style-name="P4">Assessment conducted by:<text:tab/><text:span text:style-name="T1">Paul Riggs, based on earlier assessment by Tim Stephens</text:span></text:p>
      <text:p text:style-name="P1"><text:span text:style-name="T5">Date of assessment:<text:tab/></text:span><text:span text:style-name="T7">27</text:span><text:span text:style-name="T6"> </text:span><text:span text:style-name="T7">September</text:span><text:span text:style-name="T6"> 2016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11">What are the hazards?</text:p>
            </table:table-cell>
            <table:table-cell table:style-name="Table1.A1" office:value-type="string">
              <text:p text:style-name="P11">Who/what harm may result?</text:p>
            </table:table-cell>
            <table:table-cell table:style-name="Table1.A1" office:value-type="string">
              <text:p text:style-name="P12">What actions are being taken?</text:p>
            </table:table-cell>
            <table:table-cell table:style-name="Table1.A1" office:value-type="string">
              <text:p text:style-name="P12">What further action is necessary?</text:p>
            </table:table-cell>
            <table:table-cell table:style-name="Table1.A1" office:value-type="string">
              <text:p text:style-name="P12">Action by who?</text:p>
            </table:table-cell>
            <table:table-cell table:style-name="Table1.A1" office:value-type="string">
              <text:p text:style-name="P12">Action by when?</text:p>
            </table:table-cell>
            <table:table-cell table:style-name="Table1.G1" office:value-type="string">
              <text:p text:style-name="P12">Completed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0">Smoke / fumes in Hackspace and outside the building</text:p>
          </table:table-cell>
          <table:table-cell table:style-name="Table1.A2" office:value-type="string">
            <text:p text:style-name="P19"><text:span text:style-name="T10">Users / other persons present / passers by</text:span> <text:span text:style-name="T10">risk health damage from inhaling fumes and smoke</text:span></text:p>
          </table:table-cell>
          <table:table-cell table:style-name="Table1.A2" office:value-type="string">
            <text:p text:style-name="P36"><text:span text:style-name="T2">- </text:span><text:span text:style-name="T3">Air filtration system is installed</text:span></text:p>
            <text:p text:style-name="P21">- Users trained to use the filtration system <text:span text:style-name="T12">correctly</text:span></text:p>
            <text:p text:style-name="P21">- <text:span text:style-name="T18">Users trained to delay opening cutter lid while smoke clears from cutting bed</text:span></text:p>
          </table:table-cell>
          <table:table-cell table:style-name="Table1.A2" office:value-type="string">
            <text:p text:style-name="P16">- <text:span text:style-name="T10">Observe life of filter media, formalise inspection and replacement schedule for filters</text:span></text:p>
          </table:table-cell>
          <table:table-cell table:style-name="Table1.A2" office:value-type="string">
            <text:p text:style-name="P24">Tech.</text:p>
          </table:table-cell>
          <table:table-cell table:style-name="Table1.A2" office:value-type="string">
            <text:p text:style-name="P14"><text:span text:style-name="T10">20</text:span>/<text:span text:style-name="T10">12</text:span>/201<text:span text:style-name="T4">6</text:span></text:p>
          </table:table-cell>
          <table:table-cell table:style-name="Table1.G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0">Hazardous fumes created when cutting inappropriate materials</text:p>
          </table:table-cell>
          <table:table-cell table:style-name="Table1.A2" office:value-type="string">
            <text:p text:style-name="P19"><text:span text:style-name="T10">Users / other persons present / passers by</text:span> <text:span text:style-name="T10">risk health damage from inhaling fumes and smoke</text:span></text:p>
          </table:table-cell>
          <table:table-cell table:style-name="Table1.A2" office:value-type="string">
            <text:p text:style-name="P36"><text:span text:style-name="T2">- </text:span><text:span text:style-name="T3">Air filtration system is installed</text:span></text:p>
            <text:p text:style-name="P21">- Users trained in which materials can be cut on the laser cutter</text:p>
          </table:table-cell>
          <table:table-cell table:style-name="Table1.A2" office:value-type="string">
            <text:p text:style-name="P13">- <text:span text:style-name="T10">Create database of safe materials and cutting parameters and make it available on the wiki</text:span></text:p>
          </table:table-cell>
          <table:table-cell table:style-name="Table1.A2" office:value-type="string">
            <text:p text:style-name="P24">Tech.</text:p>
          </table:table-cell>
          <table:table-cell table:style-name="Table1.A2" office:value-type="string">
            <text:p text:style-name="P15"><text:span text:style-name="T10">20</text:span>/<text:span text:style-name="T10">12</text:span>/201<text:span text:style-name="T4">6</text:span></text:p>
          </table:table-cell>
          <table:table-cell table:style-name="Table1.G2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22">Failure of filtration system</text:p>
          </table:table-cell>
          <table:table-cell table:style-name="Table1.A2" office:value-type="string">
            <text:p text:style-name="P19"><text:span text:style-name="T10">Users / other persons present / passers by</text:span> <text:span text:style-name="T10">risk health damage from inhaling fumes and smoke</text:span></text:p>
          </table:table-cell>
          <table:table-cell table:style-name="Table1.A2" office:value-type="string">
            <text:p text:style-name="P13">- <text:span text:style-name="T11">Train users to be vigilant for problems with the filtration system</text:span></text:p>
          </table:table-cell>
          <table:table-cell table:style-name="Table1.A2" office:value-type="string">
            <text:p text:style-name="P40">None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G2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23">Fire starting on laser cutter bed</text:p>
          </table:table-cell>
          <table:table-cell table:style-name="Table1.A2" office:value-type="string">
            <text:p text:style-name="P23">Risk of fire spreading to building</text:p>
          </table:table-cell>
          <table:table-cell table:style-name="Table1.A2" office:value-type="string">
            <text:p text:style-name="P13">- <text:span text:style-name="T12">Laser cutter must not be left unattended while running</text:span></text:p>
            <text:p text:style-name="P13">- <text:span text:style-name="T13">Users trained to follow this rule, staff actively ensure that it is followed</text:span></text:p>
            <text:p text:style-name="P13">- <text:span text:style-name="T13">Any incidents of sustained flames being spotted in the laser cutter must be logged</text:span></text:p>
            <text:p text:style-name="P13">- <text:span text:style-name="T13">Fire extinguisher is kept close to the cutter, notice indicates its location</text:span></text:p>
            <text:p text:style-name="P13">- <text:span text:style-name="T15">Cutter is cleaned regularly to avoid debris buildup, according to maintenance schedule</text:span></text:p>
          </table:table-cell>
          <table:table-cell table:style-name="Table1.A2" office:value-type="string">
            <text:p text:style-name="P23">- Assess incident log and consider extra rules or restrictions as appropriate</text:p>
            <text:p text:style-name="P27">- Assess <text:span text:style-name="T15">whether maintenance arrangements are adequate</text:span> and <text:span text:style-name="T15">review</text:span> as appropriate</text:p>
          </table:table-cell>
          <table:table-cell table:style-name="Table1.A2" office:value-type="string">
            <text:p text:style-name="P24">Tech.</text:p>
          </table:table-cell>
          <table:table-cell table:style-name="Table1.A2" office:value-type="string">
            <text:p text:style-name="P24">16/6/2017</text:p>
          </table:table-cell>
          <table:table-cell table:style-name="Table1.G2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28">Burning ember transferred to filtration system</text:p>
          </table:table-cell>
          <table:table-cell table:style-name="Table1.A2" office:value-type="string">
            <text:p text:style-name="P28">Fire in filter enclosure, risk of fire spreading to building</text:p>
          </table:table-cell>
          <table:table-cell table:style-name="Table1.A2" office:value-type="string">
            <text:p text:style-name="P13">- <text:span text:style-name="T14">Fire safety precautions as stated above</text:span></text:p>
            <text:p text:style-name="P29">- <text:span text:style-name="T15">Design follows precedents set by industrial laser filter manufacturers</text:span></text:p>
          </table:table-cell>
          <table:table-cell table:style-name="Table1.A2" office:value-type="string">
            <text:p text:style-name="P23">- <text:span text:style-name="T15">Assess need for thermal cutout switch in filter housing to cut fan in event of fire</text:span></text:p>
          </table:table-cell>
          <table:table-cell table:style-name="Table1.A2" office:value-type="string">
            <text:p text:style-name="P24">Tech.</text:p>
          </table:table-cell>
          <table:table-cell table:style-name="Table1.A2" office:value-type="string">
            <text:p text:style-name="P24">16/6/2017</text:p>
          </table:table-cell>
          <table:table-cell table:style-name="Table1.G2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30">Water used to extinguish fire</text:p>
          </table:table-cell>
          <table:table-cell table:style-name="Table1.A2" office:value-type="string">
            <text:p text:style-name="P30">Electric shock, <text:span text:style-name="T26">damage to equipment</text:span></text:p>
          </table:table-cell>
          <table:table-cell table:style-name="Table1.A2" office:value-type="string">
            <text:p text:style-name="P13">- <text:span text:style-name="T15">Users trained not to use water to extinguish electrical fires</text:span></text:p>
            <text:p text:style-name="P13">- <text:span text:style-name="T15">Prominent safety notice</text:span></text:p>
          </table:table-cell>
          <table:table-cell table:style-name="Table1.A2" office:value-type="string">
            <text:p text:style-name="P23">- <text:span text:style-name="T28">Consider removing water extinguishers from vicinity of laser cutter / entire Hackspace</text:span></text:p>
          </table:table-cell>
          <table:table-cell table:style-name="Table1.A2" office:value-type="string">
            <text:p text:style-name="P34">Tech.</text:p>
          </table:table-cell>
          <table:table-cell table:style-name="Table1.A2" office:value-type="string">
            <text:p text:style-name="P26">16/6/2017</text:p>
          </table:table-cell>
          <table:table-cell table:style-name="Table1.G2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30">Powerful IR laser</text:p>
          </table:table-cell>
          <table:table-cell table:style-name="Table1.A2" office:value-type="string">
            <text:p text:style-name="P30">Eye damage, burns</text:p>
          </table:table-cell>
          <table:table-cell table:style-name="Table1.A2" office:value-type="string">
            <text:p text:style-name="P13">- <text:span text:style-name="T15">Laser cutter is interlocked to prevent unsafe use</text:span></text:p>
            <text:p text:style-name="P13">- <text:span text:style-name="T16">Train users not to cut reflective materials</text:span></text:p>
          </table:table-cell>
          <table:table-cell table:style-name="Table1.A2" office:value-type="string">
            <text:p text:style-name="P23">- <text:span text:style-name="T18">Add baffle to prevent laser being visible through gaps around lid</text:span></text:p>
          </table:table-cell>
          <table:table-cell table:style-name="Table1.A2" office:value-type="string">
            <text:p text:style-name="P32">Tech</text:p>
          </table:table-cell>
          <table:table-cell table:style-name="Table1.A2" office:value-type="string">
            <text:p text:style-name="P25">16/6/2017</text:p>
          </table:table-cell>
          <table:table-cell table:style-name="Table1.G2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31">High voltage laser power supply</text:p>
          </table:table-cell>
          <table:table-cell table:style-name="Table1.A2" office:value-type="string">
            <text:p text:style-name="P31">Electric shock</text:p>
          </table:table-cell>
          <table:table-cell table:style-name="Table1.A2" office:value-type="string">
            <text:p text:style-name="P13">- <text:span text:style-name="T19">Access panels are locked</text:span></text:p>
            <text:p text:style-name="P13">- <text:span text:style-name="T17">Maintenance only by competent technicians</text:span></text:p>
          </table:table-cell>
          <table:table-cell table:style-name="Table1.A2" office:value-type="string">
            <text:p text:style-name="P35">None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G2" office:value-type="string">
            <text:p text:style-name="P18"/>
          </table:table-cell>
        </table:table-row>
        <text:soft-page-break/>
        <table:table-row table:style-name="Table1.1">
          <table:table-cell table:style-name="Table1.A2" office:value-type="string">
            <text:p text:style-name="P33">Moving parts inside machine</text:p>
          </table:table-cell>
          <table:table-cell table:style-name="Table1.A2" office:value-type="string">
            <text:p text:style-name="P33">Trapped fingers / clothing</text:p>
          </table:table-cell>
          <table:table-cell table:style-name="Table1.A2" office:value-type="string">
            <text:p text:style-name="P13">- <text:span text:style-name="T18">Train users to exercise caution when moving the laser gantry with the cutter lid open</text:span></text:p>
          </table:table-cell>
          <table:table-cell table:style-name="Table1.A2" office:value-type="string">
            <text:p text:style-name="P35">None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G2" office:value-type="string">
            <text:p text:style-name="P18"/>
          </table:table-cell>
        </table:table-row>
        <table:table-row table:style-name="Table1.1">
          <table:table-cell table:style-name="Table1.A2" office:value-type="string">
            <text:p text:style-name="P33">Workpiece may be hot after cutting</text:p>
          </table:table-cell>
          <table:table-cell table:style-name="Table1.A2" office:value-type="string">
            <text:p text:style-name="P33">Minor burns</text:p>
          </table:table-cell>
          <table:table-cell table:style-name="Table1.A2" office:value-type="string">
            <text:p text:style-name="P13">- <text:span text:style-name="T18">Train users to exercise caution when moving newly-cut pieces</text:span></text:p>
          </table:table-cell>
          <table:table-cell table:style-name="Table1.A2" office:value-type="string">
            <text:p text:style-name="P35">None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G2" office:value-type="string">
            <text:p text:style-name="P18"/>
          </table:table-cell>
        </table:table-row>
      </table:table>
      <text:p text:style-name="P2"/>
      <text:h text:style-name="P39" text:outline-level="3">Training points</text:h>
      <text:p text:style-name="P9">Items to <text:span text:style-name="T22">cover in</text:span> training <text:span text:style-name="T22">for this machine, specific to the risk assessment:</text:span></text:p>
      <text:list xml:id="list3523809937760922841" text:style-name="L1">
        <text:list-item>
          <text:p text:style-name="P41">Using the filtration system, awareness of problems that can develop, look for smoke flow</text:p>
        </text:list-item>
      </text:list>
      <text:list xml:id="list4634274679539556503" text:style-name="L2">
        <text:list-item>
          <text:p text:style-name="P42">Delay opening cutter lid while smoke clears, <text:span text:style-name="T30">beware hot items</text:span></text:p>
        </text:list-item>
        <text:list-item>
          <text:p text:style-name="P42"><text:span text:style-name="T24">Materials whitelist, ask for help with non-listed materials</text:span>, <text:span text:style-name="T19">don’t cut reflective materials</text:span></text:p>
        </text:list-item>
        <text:list-item>
          <text:p text:style-name="P42">Don’t leave cutter unattended</text:p>
        </text:list-item>
        <text:list-item>
          <text:p text:style-name="P43">Be aware of fire extinguishers, don’t use water <text:span text:style-name="T26">or foam on electrical equipment</text:span></text:p>
        </text:list-item>
        <text:list-item>
          <text:p text:style-name="P45">Difference between harmless flames that follow the cutting path, and sustained flames needing intervention</text:p>
        </text:list-item>
        <text:list-item>
          <text:p text:style-name="P44">Log<text:span text:style-name="T26"> sustained fire </text:span>incidents<text:span text:style-name="T26"> on the wiki</text:span></text:p>
        </text:list-item>
      </text:list>
      <text:h text:style-name="Heading_20_3" text:outline-level="3">Training checklist</text:h>
      <text:p text:style-name="P10"><text:span text:style-name="T24">U</text:span>sers should agree to <text:span text:style-name="T24">the following points</text:span> before being allowed to use the equipment.</text:p>
      <text:list xml:id="list6317245727753400390" text:style-name="L3">
        <text:list-item>
          <text:p text:style-name="P46">I <text:span text:style-name="T23">have attended and understood the training provided for this machine</text:span></text:p>
        </text:list-item>
        <text:list-item>
          <text:p text:style-name="P46"><text:span text:style-name="T23">I </text:span>am competent <text:span text:style-name="T20">using</text:span> <text:span text:style-name="T26">the machine, and will seek help with any aspects of its use I’m uncertain about</text:span></text:p>
        </text:list-item>
        <text:list-item>
          <text:p text:style-name="P47">I understand how to use the filtration system, and will be vigilant for any problems relating to its use</text:p>
        </text:list-item>
        <text:list-item>
          <text:p text:style-name="P48">I <text:span text:style-name="T25">will not use any non-whitelisted materials in the machine without first discussing with a trainer</text:span></text:p>
        </text:list-item>
        <text:list-item>
          <text:p text:style-name="P49">I understand the risk of fire inherent to this machine, and how to respond appropriately</text:p>
        </text:list-item>
        <text:list-item>
          <text:p text:style-name="P47">I will report any <text:span text:style-name="T26">sustained </text:span>fires, accidents, or damage to the machine that occurs while I am using it</text:p>
        </text:list-item>
      </text:list>
      <text:p text:style-name="P37"><text:span text:style-name="T21">Risk assessment f</text:span>orm derived from HSE guidelines: http://www.hse.gov.uk/risk/controlling-risks.htm</text:p>
      <text:h text:style-name="Heading_20_3" text:outline-level="3"><text:span text:style-name="T21">Definition</text:span>s</text:h>
      <text:p text:style-name="Text_20_body">Hazard – thing that may cause harm<text:line-break/>Risk – chan<text:span text:style-name="T9">c</text:span>e of harm arising from a hazard</text:p>
      <text:h text:style-name="Heading_20_3" text:outline-level="3">HSE 5 step risk assessment</text:h>
      <text:list xml:id="list3452924841638630101" text:style-name="L4">
        <text:list-item>
          <text:p text:style-name="P50">Identify the hazards</text:p>
        </text:list-item>
        <text:list-item>
          <text:p text:style-name="P50">Decide who might be harmed and how</text:p>
        </text:list-item>
        <text:list-item>
          <text:p text:style-name="P51"><text:bookmark-start text:name="__RefNumPara__370_2125957306"/>Evaluate the risks and decide on precautions <text:span text:style-name="T8">(Useful categories:)</text:span><text:bookmark-end text:name="__RefNumPara__370_2125957306"/></text:p>
          <text:list>
            <text:list-item>
              <text:p text:style-name="P52">Eliminate / substitute (finding alternatives to avoid risk)</text:p>
            </text:list-item>
            <text:list-item>
              <text:p text:style-name="P52">Engineering controls (interlocks etc.)</text:p>
            </text:list-item>
            <text:list-item>
              <text:p text:style-name="P52">P<text:span text:style-name="T29">ersonal </text:span>P<text:span text:style-name="T29">rotective </text:span>E<text:span text:style-name="T29">quipment (gloves, masks, goggles etc.)</text:span></text:p>
            </text:list-item>
          </text:list>
        </text:list-item>
        <text:list-item>
          <text:p text:style-name="P50">Record your significant findings</text:p>
        </text:list-item>
        <text:list-item>
          <text:p text:style-name="P50">Review your assessment and update if necessary</text:p>
        </text:list-item>
      </text:list>
      <text:h text:style-name="Heading_20_3" text:outline-level="3">Initials</text:h>
      <text:p text:style-name="P7">LH<text:tab/>Lauren Hutchinson<text:line-break/>JL<text:tab/>Jamie Lokier<text:line-break/>JR<text:tab/>Jared Reabow<text:line-break/>PR<text:tab/>Paul Riggs<text:line-break/><text:span text:style-name="T27">Tech.<text:tab/>Either of the two Hackspace technicians JR, PR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keep-together="auto" style:page-number="auto" fo:keep-with-next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4:04:37.787000000</meta:creation-date>
    <dc:date>2016-12-08T17:59:30.052000000</dc:date>
    <meta:editing-duration>P3DT14H11M11S</meta:editing-duration>
    <meta:editing-cycles>26</meta:editing-cycles>
    <meta:generator>LibreOffice/5.2.3.3$Windows_x86 LibreOffice_project/d54a8868f08a7b39642414cf2c8ef2f228f780cf</meta:generator>
    <meta:print-date>2016-12-08T17:56:44.565000000</meta:print-date>
    <meta:document-statistic meta:table-count="1" meta:image-count="0" meta:object-count="0" meta:page-count="4" meta:paragraph-count="106" meta:word-count="835" meta:character-count="5062" meta:non-whitespace-character-count="4352"/>
  </office:meta>
</office:document-meta>
</file>